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416666666666667in"/>
    </style:style>
    <style:style style:name="co3" style:family="table-column">
      <style:table-column-properties fo:break-before="auto" style:column-width="3.55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itation Offe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EEDING</text:p>
          </table:table-cell>
          <table:table-cell table:style-name="ce21" office:value-type="float" office:value="4525">
            <text:p>4525</text:p>
          </table:table-cell>
        </table:table-row>
        <table:table-row table:style-name="ro2">
          <table:table-cell table:style-name="ce21" office:value-type="string">
            <text:p>DRIVING UNDER SUSPENSION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EXPIRED STATE TAGS</text:p>
          </table:table-cell>
          <table:table-cell table:style-name="ce21" office:value-type="float" office:value="519">
            <text:p>519</text:p>
          </table:table-cell>
        </table:table-row>
        <table:table-row table:style-name="ro2">
          <table:table-cell table:style-name="ce21" office:value-type="string">
            <text:p>EXPIRED REJECTION DECAL</text:p>
          </table:table-cell>
          <table:table-cell table:style-name="ce21" office:value-type="float" office:value="493">
            <text:p>493</text:p>
          </table:table-cell>
        </table:table-row>
        <table:table-row table:style-name="ro2">
          <table:table-cell table:style-name="ce21" office:value-type="string">
            <text:p>FAIL TO OBEY SIGNS/ BOND SURRENDER/ IMPROP EQUIP</text:p>
          </table:table-cell>
          <table:table-cell table:style-name="ce21" office:value-type="float" office:value="466">
            <text:p>466</text:p>
          </table:table-cell>
        </table:table-row>
        <table:table-row table:style-name="ro2">
          <table:table-cell table:style-name="ce22" office:value-type="string">
            <text:p>USE UNSAFE EQUIPMENT</text:p>
          </table:table-cell>
          <table:table-cell table:style-name="ce21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FAILURE TO STOP AT RED LIGHT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FAILURE TO WEAR SEATBELT</text:p>
          </table:table-cell>
          <table:table-cell table:style-name="ce21" office:value-type="float" office:value="291">
            <text:p>291</text:p>
          </table:table-cell>
        </table:table-row>
        <table:table-row table:style-name="ro2">
          <table:table-cell table:style-name="ce21" office:value-type="string">
            <text:p>FAIL TO YIELD AT INTERSECTIONS WITH A STOP OR YIELD SIGN</text:p>
          </table:table-cell>
          <table:table-cell table:style-name="ce21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OVERWEIGHT CITATIONS</text:p>
          </table:table-cell>
          <table:table-cell table:style-name="ce21" office:value-type="float" office:value="281">
            <text:p>281</text:p>
          </table:table-cell>
        </table:table-row>
        <table:table-row table:style-name="ro2">
          <table:table-cell table:style-name="ce21" office:value-type="string">
            <text:p>NO DRIVERS LICENSE</text:p>
          </table:table-cell>
          <table:table-cell table:style-name="ce21" office:value-type="float" office:value="263">
            <text:p>263</text:p>
          </table:table-cell>
        </table:table-row>
        <table:table-row table:style-name="ro2">
          <table:table-cell table:style-name="ce21" office:value-type="string">
            <text:p>WINDOW OBSTRUCTION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MAXIMUM SPEED LIMIT IN BUSINESS AND RESIDENCE DISTRICTS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RECKLESS - IMPROPER BRAKES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FOLLOWING TOO CLOSE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INSPECTION - NONE OR EXPIRED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RECKLESS - GENERAL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SPEEDING IN SCHOOL ZONE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1" office:value-type="string">
            <text:p>VEHICLE REGISTRATION VIOLATIONS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RECKLESS DRIVING - EXCESSIVE SPEED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Top Twenty Offenses Total</text:p>
          </table:table-cell>
          <table:table-cell table:formula="oooc:=SUM([.B2:.B21])" office:value-type="string">
            <text:p>10674</text:p>
          </table:table-cell>
        </table:table-row>
        <table:table-row table:style-name="ro2">
          <table:table-cell table:style-name="ce21" office:value-type="string">
            <text:p>Total Traffic Citations Written in 2013</text:p>
          </table:table-cell>
          <table:table-cell table:style-name="ce22" office:value-type="float" office:value="12889">
            <text:p>12,8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